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ed9d4" officeooo:paragraph-rsid="001ed9d4"/>
    </style:style>
    <style:style style:name="P2" style:family="paragraph" style:parent-style-name="Text_20_body">
      <style:text-properties officeooo:rsid="001f5c84" officeooo:paragraph-rsid="001f5c84"/>
    </style:style>
    <style:style style:name="T1" style:family="text">
      <style:text-properties officeooo:rsid="0020832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xiTimes Handover Document</text:p>
      <text:h text:style-name="Heading_20_1" text:outline-level="1">Software Used</text:h>
      <text:p text:style-name="P1">This software was ran on EasyPHP devserver version 17.0 on a windows machine while it was in development at college, after the project moved home, it was running <text:s/>on XAMPP on a linux machine.</text:p>
      <text:p text:style-name="P1">The web files (php,html,css) were developed using visual studio code (Feburary 2020-April 2020 updates).</text:p>
      <text:h text:style-name="Heading_20_1" text:outline-level="1">Requirements Met</text:h>
      <text:p text:style-name="P1">The program met all of the requirements outlined in the requirements doccument.</text:p>
      <text:h text:style-name="Heading_20_1" text:outline-level="1">Work Left To Do</text:h>
      <text:p text:style-name="P1">Some problems with validation and compatibility across different browsers and machines arose, for the program to be truly complete, these issues need to be ironed out.</text:p>
      <text:p text:style-name="P2">Being able to view the log feature through the admin page was cut due to time constraints, <text:span text:style-name="T1">however the log feature still works through the database backend.</text:span></text:p>
      <text:h text:style-name="Heading_20_1" text:outline-level="1">Issues Arisen in Testing</text:h>
      <text:p text:style-name="P1">When passing the database file between Clare and I, we discovered that a database called ‘taxidb’ needed to be present already before the tables and data could be passed over.</text:p>
      <text:p text:style-name="P1">We had also discovered that the fields lacked proper protection against SQL injection attacks and the passwords did not implement length checks.</text:p>
      <text:h text:style-name="Heading_20_1" text:outline-level="1">Anticipated Issues</text:h>
      <text:p text:style-name="P1">The log feature broke intermittently once the program was transferred over to linux, I was unable to fix this but it did work at seemingly random times.</text:p>
      <text:h text:style-name="Heading_20_1" text:outline-level="1">Estimated Time Remaining</text:h>
      <text:p text:style-name="P1">As the changes required are relitavely minor, these fixes would take no longer than a few weeks at m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IBM Plex Sans Medium1" fo:font-family="'IBM Plex Sans Medium'" style:font-style-name="Regular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0:45:12.807816659</meta:creation-date>
    <dc:title>JMDef</dc:title>
    <meta:editing-duration>PT59M42S</meta:editing-duration>
    <meta:editing-cycles>4</meta:editing-cycles>
    <meta:generator>LibreOffice/6.0.7.3$Linux_X86_64 LibreOffice_project/00m0$Build-3</meta:generator>
    <meta:initial-creator>Jack McPake</meta:initial-creator>
    <dc:date>2020-05-21T01:44:54.712682652</dc:date>
    <dc:creator>Jack McPake</dc:creator>
    <meta:document-statistic meta:table-count="0" meta:image-count="0" meta:object-count="0" meta:page-count="1" meta:paragraph-count="16" meta:word-count="231" meta:character-count="1409" meta:non-whitespace-character-count="1193"/>
    <meta:template xlink:type="simple" xlink:actuate="onRequest" xlink:title="JMDef" xlink:href="../../../../../../../Templates/JMDef1.ott" meta:date="2020-05-21T00:45:11.239699768"/>
  </office:meta>
</office:document-meta>
</file>